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Teatro Breve de Alonso de Santos (50 Obras Cortas) </text:p>
      <text:p text:style-name="P1"/>
      <text:p text:style-name="P1"/>
      <text:p text:style-name="P1">CONFIDENCIAS DE MUJER </text:p>
      <text:p text:style-name="P2"/>
      <text:p text:style-name="P2">(Una cafetería elegante y silenciosa. Suena, al fondo, un concierto para violín y orquesta, de </text:p>
      <text:p text:style-name="P2">Mozart. Atardecer de una tarde de otoño. Dos mujeres de mediana edad, una profesora de instituto y la <text:s/>otra funcionaria de un ministerio, hablan sin mirarse sentadas con una taza de café en las manos. Con sus ojos perdidos en las tazas, y en el infinito, mezclan sus voces en un monólogo sin final.) </text:p>
      <text:p text:style-name="Standard"/>
      <text:p text:style-name="Standard">PROFESORA.- Si quieres que te diga la verdad, a mí el amor, lo que se dice el amor, ya me da </text:p>
      <text:p text:style-name="Standard">igual.<text:span text:style-name="T1"> (Sonríe.)</text:span> A estas alturas de mi vida me parece una cuestión sin importancia... </text:p>
      <text:p text:style-name="Standard">FUNCIONARIA.- Para mí toda la vida ha sido sólo eso: ir en busca de amor de un lugar a otro. </text:p>
      <text:p text:style-name="Standard"><text:span text:style-name="T1">(Sonríe.)</text:span> De ahí todos mis problemas... </text:p>
      <text:p text:style-name="Standard">PROFESORA.- He tenido, como todas, algunas historias <text:span text:style-name="T1">(tristemente)</text:span>, pequeñas aventuras sin </text:p>
      <text:p text:style-name="Standard">sentido que ya casi he olvidado... </text:p>
      <text:p text:style-name="Standard">FUNCIONARIA.- Una vez y otra siempre con lo mismo<text:span text:style-name="T1"> (dudando cómo expresarse)</text:span>, empiezas, </text:p>
      <text:p text:style-name="Standard">un tiempo va bien, y luego... </text:p>
      <text:p text:style-name="P2"/>
      <text:p text:style-name="P2">(Las dos miran hacia dentro de sí mismas, como buscando algo perdido hace tiempo.) <text:s/></text:p>
      <text:p text:style-name="Standard"/>
      <text:p text:style-name="Standard">PROFESORA.- A veces se me juntan en la cabeza las caras de todos los hombres que han </text:p>
      <text:p text:style-name="Standard">tenido algo que ver conmigo desde que empecé a salir con chicos en el instituto, de joven, luego en la <text:s/>universidad, después en el trabajo..., los cuerpos que he tocado..., la piel... los besos... <text:s/></text:p>
      <text:p text:style-name="Standard">FUNCIONARIA.- En el fondo esos problemas son los que me han hecho sentirme más viva. </text:p>
      <text:p text:style-name="Standard"><text:span text:style-name="T1">(Distante.)</text:span> Lo demás no tiene apenas importancia... </text:p>
      <text:p text:style-name="Standard">PROFESORA.- Mi marido es otra cosa. Él supuso para mí algo diferente a los demás, aunque </text:p>
      <text:p text:style-name="Standard">sólo fuera por la convivencia... La convivencia también es importante, digo yo. El día a día con alguien a tu lado... aunque muchas veces te sientes como atrofiada, paralizada, muerta por dentro, harta de todo… <text:span text:style-name="T1">(Se pasa la mano por el pelo.) </text:span>y de esa persona que está a tu lado y que apenas conoces </text:p>
      <text:p text:style-name="Standard">realmente... </text:p>
      <text:p text:style-name="Standard">FUNCIONARIA.- Encontrar a alguien que te necesite desesperadamente cada momento... <text:span text:style-name="T1">(Se </text:span></text:p>
      <text:p text:style-name="Standard"><text:span text:style-name="T1">coge la cara con las manos.)</text:span> que no pueda vivir sin ti... </text:p>
      <text:p text:style-name="Standard">PROFESORA.- Lo quiero, claro, pero de otra forma. Como quería de pequeña a mis hermanos, </text:p>
      <text:p text:style-name="Standard">y a mis padres... Pero de eso al amor de las películas y de las novelas... No suenan los violines cuando </text:p>
      <text:p text:style-name="Standard">se acerca a mí. La vida es otra cosa. </text:p>
      <text:p text:style-name="Standard">FUNCIONARIA.- A veces ha sido todo tan terrible... <text:span text:style-name="T1">(Bebe café.)</text:span> </text:p>
      <text:p text:style-name="Standard">PROFESORA.- ¡Exageraciones! <text:span text:style-name="T1">(Ríe.)</text:span> ¡Exageraciones!... La vida de uno no depende del amor, </text:p>
      <text:p text:style-name="Standard">ni mucho menos... </text:p>
      <text:p text:style-name="Standard">FUNCIONARIA.- Cuando quieres a alguien de verdad y te abandona crees que no vas a poder </text:p>
      <text:p text:style-name="Standard">seguir viviendo, y vas a morir de sufrimiento. Es un dolor terrible en el pecho, como si tuvieras un </text:p>
      <text:p text:style-name="Standard">hierro al rojo vivo dentro... <text:span text:style-name="T1">(Se seca las lágrimas con un clínex.)</text:span> ¿Te he dicho que hace poco me separé </text:p>
      <text:p text:style-name="Standard">del hombre con el que estaba viviendo?... </text:p>
      <text:p text:style-name="Standard">PROFESORA.- El problema es que poco a poco te va entrando un hastío insoportable, como si </text:p>
      <text:p text:style-name="Standard">la ilusión se te fuera escondiendo en esas pequeñas arrugas de la cara que no hay forma de borrar... </text:p>
      <text:p text:style-name="Standard">FUNCIONARIA.- Tal vez es que sea una eterna inmadura, como dice mi madre. <text:span text:style-name="T1">(Sonríe.)</text:span> No </text:p>
      <text:p text:style-name="Standard">he podido nunca tener una estabilidad... </text:p>
      <text:p text:style-name="Standard"><text:soft-page-break/>PROFESORA.- La compañía y el cariño sí. Eso es importante. Vives con alguien, cuentas con </text:p>
      <text:p text:style-name="Standard">él, no estás sola... Pero si te soy sincera, lo demás... aunque se echa de menos algunas veces. Hay días en que te pones tonta... <text:span text:style-name="T1">(Ríe.) </text:span></text:p>
      <text:p text:style-name="Standard">FUNCIONARIA.- Para vivir con un hombre que no me quiere, prefiero estar sola... Necesito </text:p>
      <text:p text:style-name="Standard">amor, si no, me vuelvo loca... Convivir sin amor es terrible. Si no me quieres, vete. No quiero tenerte aquí ni un minuto más... Es peor que el infierno. Acabas odiando al que está a tu lado... Y a ti misma... <text:s/></text:p>
      <text:p text:style-name="Standard">PROFESORA.- A veces es agradable que te miren por la calle, o en una cafetería, que entres y </text:p>
      <text:p text:style-name="Standard">un hombre te siga con la mirada, deseándote... Hasta una aventura de vez en cuando, si todo sucede </text:p>
      <text:p text:style-name="Standard">normalmente, y te apetece... <text:span text:style-name="T1">(Se ríe, y bebe café.)</text:span> Sí, mujer, ¿por qué no? Una aventura... </text:p>
      <text:p text:style-name="Standard">FUNCIONARIA.- A lo mejor es que le pido demasiado a la vida... </text:p>
      <text:p text:style-name="Standard">PROFESORA.- Pero de eso al amor... </text:p>
      <text:p text:style-name="Standard">FUNCIONARIA.- O no... </text:p>
      <text:p text:style-name="Standard">PROFESORA.- Un abismo... </text:p>
      <text:p text:style-name="Standard">FUNCIONARIA.- Quiero estar bien... </text:p>
      <text:p text:style-name="Standard">PROFESORA.- A sentir verdadera pasión por alguien... </text:p>
      <text:p text:style-name="Standard">FUNCIONARIA.- Tengo derecho a sentirme viva... </text:p>
      <text:p text:style-name="Standard">PROFESORA.- Ese escalofrío que sentía antes, a veces... </text:p>
      <text:p text:style-name="Standard">FUNCIONARIA.- Y que todo tenga sentido... </text:p>
      <text:p text:style-name="Standard">PROFESORA.- Miras las caras de la gente que te rodea... </text:p>
      <text:p text:style-name="Standard">FUNCIONARIA.- A partir de cierta edad se lleva grabada en el cuerpo la tristeza de habernos </text:p>
      <text:p text:style-name="Standard">equivocado... <text:s/></text:p>
      <text:p text:style-name="Standard">PROFESORA.- A veces me pasa. <text:span text:style-name="T1">(Sonríe.)</text:span> Estoy tan normal, y de pronto... </text:p>
      <text:p text:style-name="Standard">FUNCIONARIA.- Pero es que no puedo vivir sin amor... ¡No puedo! </text:p>
      <text:p text:style-name="Standard">PROFESORA.- Mi marido y yo nos llevamos bien. No estamos todo el día peleándonos, como </text:p>
      <text:p text:style-name="Standard">otros... Hacemos el amor... alguna vez... </text:p>
      <text:p text:style-name="Standard">FUNCIONARIA.- Que te besen, que te quiten la ropa, que te acaricien, que te abracen fuerte, </text:p>
      <text:p text:style-name="Standard">hasta hacerte daño... </text:p>
      <text:p text:style-name="Standard">PROFESORA.- Pero la cosa tampoco es para tanto, digan lo que digan todas esas nuevas teorías </text:p>
      <text:p text:style-name="Standard">liberadoras de la mujer. Parece que hay que estar siempre con lo mismo para ser una mujer de verdad... </text:p>
      <text:p text:style-name="Standard">FUNCIONARIA.- Lo demás, mi trabajo, la casa, y eso, bien. Desde que aprobé las oposiciones </text:p>
      <text:p text:style-name="Standard">en el Ministerio mi vida ha sido siempre la misma... </text:p>
      <text:p text:style-name="Standard">PROFESORA.- Yo con mis clases en el instituto, la verdad es que vivo bien... Un poco </text:p>
      <text:p text:style-name="Standard">monótonas a veces, pero me gustan... Luego vuelvo a casa, con él. Apenas salimos... </text:p>
      <text:p text:style-name="Standard">FUNCIONARIA.- Me ha caído una gota de café en el vestido. Estas manchas no se quitan. </text:p>
      <text:p text:style-name="Standard"><text:span text:style-name="T1">(Sonríe. Hace una señal al camarero.)</text:span> ¡Oiga, por favor...! ¿Me podía traer un vaso de agua? <text:span text:style-name="T1">(A la </text:span></text:p>
      <text:p text:style-name="Standard"><text:span text:style-name="T1">profesora, mientras mira la mancha de café del vestido.) </text:span>¿Sabes que me ha encantado que me llamaras para tomar un café juntas y hablar un rato después de tanto tiempo sin vernos, Carmina? </text:p>
      <text:p text:style-name="Standard">PROFESORA.- <text:span text:style-name="T1">(La mira, fijamente, por primera vez.)</text:span> ¿Cómo dices? No, no... Yo me llamo </text:p>
      <text:p text:style-name="Standard">Mercedes. Mercedes Sosa. </text:p>
      <text:p text:style-name="Standard">FUNCIONARIA.-<text:span text:style-name="T1"> (La mira también por primera vez, incómoda.)</text:span> Perdona, pero tú ¿no eres </text:p>
      <text:p text:style-name="Standard">Carmina, la mujer de Jesús el dentista? </text:p>
      <text:p text:style-name="Standard">PROFESORA.- No. Mi marido es militar y me llamo Mercedes. Cuando te acercaste a mí creí </text:p>
      <text:p text:style-name="Standard">que nos conocíamos de algo y no me acordaba. Entonces te dije que te sentaras... </text:p>
      <text:p text:style-name="Standard">FUNCIONARIA.- Huy, pues discúlpame. Yo había quedado aquí con una antigua compañera </text:p>
      <text:p text:style-name="Standard">mía de Facultad, que hace muchísimo que no nos vemos. Me llamó por teléfono, y quedamos. Como ella es rubia como tú, y estabas sola..., creí que... Te pareces mucho, aunque claro, hace que no la veo... </text:p>
      <text:p text:style-name="Standard">PROFESORA.- Claro, estas cosas pasan. A mí me sonaba tu cara... A lo mejor es que te pareces </text:p>
      <text:p text:style-name="Standard">a alguien que yo conozco... </text:p>
      <text:p text:style-name="Standard">FUNCIONARIA.- Sí, a lo mejor... </text:p>
      <text:p text:style-name="Standard"><text:soft-page-break/>PROFESORA.- Tampoco tenía nada que hacer. Estaba aquí, tomando un café. </text:p>
      <text:p text:style-name="Standard">FUNCIONARIA.-<text:span text:style-name="T1"> (Levantándose.) </text:span>Bueno, pues mucho gusto de todas formas. Encantada. Y </text:p>
      <text:p text:style-name="Standard">perdona. </text:p>
      <text:p text:style-name="Standard">PROFESORA.-<text:span text:style-name="T1"> (Se levanta.)</text:span> No hay de qué. Pues hasta otro día... Adiós. </text:p>
      <text:p text:style-name="P2"/>
      <text:p text:style-name="P2">(Se besan educadamente y sale la funcionaria. La profesora se sienta de nuevo. El camarero se </text:p>
      <text:p text:style-name="P2">acerca.) </text:p>
      <text:p text:style-name="Standard"/>
      <text:p text:style-name="Standard">CAMARERO.- El agua. </text:p>
      <text:p text:style-name="Standard">PROFESORA.- Ya es igual... Bueno, déjelo de todas formas. </text:p>
      <text:p text:style-name="P2"/>
      <text:p text:style-name="P2">(El camarero deja el vaso y se aleja. La profesora mira fijamente el agua, que reposa lleno de </text:p>
      <text:p text:style-name="P2">soledad sobre la mesa. Finalmente lo coge y bebe. Sigue sonando el concierto para violín y orquesta de Mozart.) </text:p>
      <text:p text:style-name="Standard"/>
      <text:p text:style-name="Standard"/>
      <text:p text:style-name="P1">OSCUR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2T23:42:31.144559100</meta:creation-date>
    <dc:date>2025-10-12T23:52:39.819070800</dc:date>
    <meta:editing-duration>PT10M8S</meta:editing-duration>
    <meta:editing-cycles>2</meta:editing-cycles>
    <meta:generator>LibreOffice/25.2.5.2$Windows_X86_64 LibreOffice_project/03d19516eb2e1dd5d4ccd751a0d6f35f35e08022</meta:generator>
    <meta:document-statistic meta:table-count="0" meta:image-count="0" meta:object-count="0" meta:page-count="3" meta:paragraph-count="92" meta:word-count="1245" meta:character-count="7218" meta:non-whitespace-character-count="5968"/>
  </office:meta>
</office:document-meta>
</file>